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00cc33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66ccff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visibility="collapse" table:number-columns-repeated="3" table:default-cell-style-name="ce4"/>
        <table:table-column table:style-name="co1" table:visibility="collapse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visibility="collapse" table:number-columns-repeated="6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9"/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ch size</text:p>
          </table:table-cell>
          <table:table-cell table:number-columns-repeated="11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arning rate</text:p>
          </table:table-cell>
          <table:table-cell table:number-columns-repeated="19"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coder 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6 (conv)</text:p>
          </table:table-cell>
          <table:table-cell table:style-name="ce7" office:value-type="string" calcext:value-type="string">
            <text:p>16 (conv)</text:p>
          </table:table-cell>
          <table:table-cell table:style-name="ce3" office:value-type="string" calcext:value-type="string">
            <text:p>16 (conv)</text:p>
          </table:table-cell>
          <table:table-cell table:style-name="ce7" office:value-type="string" calcext:value-type="string">
            <text:p>32 (conv)</text:p>
          </table:table-cell>
          <table:table-cell table:style-name="ce7" office:value-type="string" calcext:value-type="string">
            <text:p>16 (conv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string" calcext:value-type="string">
            <text:p>16 (conv)</text:p>
          </table:table-cell>
          <table:table-cell table:style-name="ce3" office:value-type="string" calcext:value-type="string">
            <text:p>32 (conv)</text:p>
          </table:table-cell>
          <table:table-cell table:style-name="ce3" office:value-type="string" calcext:value-type="string">
            <text:p>16 (conv)</text:p>
          </table:table-cell>
          <table:table-cell table:style-name="ce9" office:value-type="string" calcext:value-type="string">
            <text:p>16 (conv)</text:p>
          </table:table-cell>
          <table:table-cell table:style-name="ce3" office:value-type="string" calcext:value-type="string">
            <text:p>16 (conv)</text:p>
          </table:table-cell>
          <table:table-cell table:style-name="ce3" office:value-type="string" calcext:value-type="string">
            <text:p>8 (conv)</text:p>
          </table:table-cell>
          <table:table-cell table:style-name="ce7" office:value-type="string" calcext:value-type="string">
            <text:p>16 (conv)</text:p>
          </table:table-cell>
          <table:table-cell table:number-columns-repeated="2" table:style-name="ce5" office:value-type="string" calcext:value-type="string">
            <text:p>16 (conv)</text:p>
          </table:table-cell>
          <table:table-cell table:style-name="ce9" office:value-type="string" calcext:value-type="string">
            <text:p>16 (conv)</text:p>
          </table:table-cell>
          <table:table-cell table:style-name="ce9" office:value-type="string" calcext:value-type="string">
            <text:p>32 (conv)</text:p>
          </table:table-cell>
          <table:table-cell table:style-name="ce3" table:number-columns-repeated="995"/>
        </table:table-row>
        <table:table-row table:style-name="ro1">
          <table:table-cell office:value-type="string" calcext:value-type="string">
            <text:p>Encoder 2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32 (conv)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ncoder 3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ncoder 4</text:p>
          </table:table-cell>
          <table:table-cell table:number-columns-repeated="22"/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/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10"/>
          <table:table-cell table:style-name="ce3"/>
          <table:table-cell/>
          <table:table-cell table:style-name="ce7"/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24"/>
          <table:table-cell table:style-name="ce4" office:value-type="float" office:value="128" calcext:value-type="float">
            <text:p>128</text:p>
          </table:table-cell>
          <table:table-cell table:style-name="ce4"/>
          <table:table-cell table:number-columns-repeated="997"/>
        </table:table-row>
        <table:table-row table:style-name="ro1">
          <table:table-cell table:number-columns-repeated="25"/>
          <table:table-cell table:style-name="ce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Decoder 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32 (*2)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3" office:value-type="string" calcext:value-type="string">
            <text:p>32 (no skip)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coder 2</text:p>
          </table:table-cell>
          <table:table-cell table:number-columns-repeated="7"/>
          <table:table-cell table:style-name="ce5"/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6 (no skip)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coder 3</text:p>
          </table:table-cell>
          <table:table-cell table:number-columns-repeated="7"/>
          <table:table-cell table:style-name="ce5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0.737" calcext:value-type="float">
            <text:p>0.737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2746" calcext:value-type="float">
            <text:p>0.72746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023" calcext:value-type="float">
            <text:p>0.70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75" calcext:value-type="float">
            <text:p>0.7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569" calcext:value-type="float">
            <text:p>0.75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ou</text:p>
          </table:table-cell>
          <table:table-cell office:value-type="float" office:value="0.30689" calcext:value-type="float">
            <text:p>0.30689</text:p>
          </table:table-cell>
          <table:table-cell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386" calcext:value-type="float">
            <text:p>0.386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92" calcext:value-type="float">
            <text:p>0.292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57" calcext:value-type="float">
            <text:p>0.5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581" calcext:value-type="float">
            <text:p>0.581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034" calcext:value-type="float">
            <text:p>0.603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nal score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567" calcext:value-type="float">
            <text:p>0.4567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4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22:37:52.324041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38:09.837565419</meta:creation-date>
    <dc:date>2017-12-12T22:39:34.894518267</dc:date>
    <meta:editing-duration>PT21H15M4S</meta:editing-duration>
    <meta:editing-cycles>24</meta:editing-cycles>
    <meta:generator>LibreOffice/5.1.6.2$Linux_X86_64 LibreOffice_project/10m0$Build-2</meta:generator>
    <meta:document-statistic meta:table-count="1" meta:cell-count="384" meta:object-count="0"/>
  </office:meta>
</office:document-meta>
</file>